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12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wrap-option="wrap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Style7" style:data-style-name="N11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Style7" style:data-style-name="N112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"/>
        <table:table-row table:style-name="ro1">
          <table:table-cell office:value-type="string" calcext:value-type="string">
            <text:p>Rendement d’extraction de la chaleur des fumées en fonction de la température moyenne des gaz en sortie du poêle</text:p>
          </table:table-cell>
          <table:table-cell table:style-name="ce1"/>
        </table:table-row>
        <table:table-row table:style-name="ro1">
          <table:table-cell office:value-type="string" calcext:value-type="string">
            <text:p>Hypothèses : 500 ppm CO et 13 % d’O2 moyen </text:p>
          </table:table-cell>
          <table:table-cell table:style-name="ce1"/>
        </table:table-row>
        <table:table-row table:style-name="ro1">
          <table:table-cell office:value-type="string" calcext:value-type="string">
            <text:p>Basé sur la méthode CONDAR</text:p>
          </table:table-cell>
          <table:table-cell table:style-name="ce1"/>
        </table:table-row>
        <table:table-row table:style-name="ro2">
          <table:table-cell table:style-name="ce2" office:value-type="string" calcext:value-type="string">
            <text:p>temp moyenne fumées (°C)</text:p>
          </table:table-cell>
          <table:table-cell table:style-name="ce2" office:value-type="string" calcext:value-type="string">
            <text:p>rendement d’extraction (PCI, en%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97.6" calcext:value-type="float">
            <text:p>97,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96.8" calcext:value-type="float">
            <text:p>96,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95.9" calcext:value-type="float">
            <text:p>95,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4" office:value-type="float" office:value="95.1" calcext:value-type="float">
            <text:p>95,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94.3" calcext:value-type="float">
            <text:p>94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93.5" calcext:value-type="float">
            <text:p>93,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4" office:value-type="float" office:value="92.6" calcext:value-type="float">
            <text:p>92,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4" office:value-type="float" office:value="91.8" calcext:value-type="float">
            <text:p>91,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4" office:value-type="float" office:value="91" calcext:value-type="float">
            <text:p>91,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4" office:value-type="float" office:value="90.1" calcext:value-type="float">
            <text:p>90,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89.3" calcext:value-type="float">
            <text:p>89,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4" office:value-type="float" office:value="88.5" calcext:value-type="float">
            <text:p>88,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4" office:value-type="float" office:value="87.6" calcext:value-type="float">
            <text:p>87,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 office:value-type="float" office:value="86.8" calcext:value-type="float">
            <text:p>86,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6" calcext:value-type="float">
            <text:p>86,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5.1" calcext:value-type="float">
            <text:p>85,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4.3" calcext:value-type="float">
            <text:p>84,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3.5" calcext:value-type="float">
            <text:p>83,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2.7" calcext:value-type="float">
            <text:p>82,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1.8" calcext:value-type="float">
            <text:p>81,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1" calcext:value-type="float">
            <text:p>81,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0.2" calcext:value-type="float">
            <text:p>80,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9.3" calcext:value-type="float">
            <text:p>79,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8.5" calcext:value-type="float">
            <text:p>78,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7.7" calcext:value-type="float">
            <text:p>77,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6.8" calcext:value-type="float">
            <text:p>76,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" office:value-type="float" office:value="75.2" calcext:value-type="float">
            <text:p>75,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" office:value-type="float" office:value="74.3" calcext:value-type="float">
            <text:p>74,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1" office:value-type="float" office:value="73.5" calcext:value-type="float">
            <text:p>73,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" office:value-type="float" office:value="72.7" calcext:value-type="float">
            <text:p>72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1" loext:min-decimal-places="1" number:min-integer-digits="1"/>
    </number:number-style>
    <number:time-style style:name="N113">
      <number:hours number:style="long"/>
      <number:text>:</number:text>
      <number:minutes number:style="long"/>
      <number:text> </number:text>
      <number:am-pm/>
    </number:tim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tyle7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5:57:20.551766963</meta:creation-date>
    <dc:description>Copy-Paste Buffer</dc:description>
    <dc:date>2018-03-17T16:05:34.878734322</dc:date>
    <meta:editing-duration>PT8M16S</meta:editing-duration>
    <meta:editing-cycles>1</meta:editing-cycles>
    <meta:document-statistic meta:table-count="1" meta:cell-count="67" meta:object-count="0"/>
    <meta:generator>LibreOffice/6.0.0.3$Linux_X86_64 LibreOffice_project/64a0f66915f38c6217de274f0aa8e15618924765</meta:generator>
  </office:meta>
</office:document-meta>
</file>